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0.8925in"/>
    </style:style>
    <style:style style:name="co3" style:family="table-column">
      <style:table-column-properties fo:break-before="auto" style:column-width="1.3327in"/>
    </style:style>
    <style:style style:name="co4" style:family="table-column">
      <style:table-column-properties fo:break-before="auto" style:column-width="4.4028in"/>
    </style:style>
    <style:style style:name="co5" style:family="table-column">
      <style:table-column-properties fo:break-before="auto" style:column-width="1.9555in"/>
    </style:style>
    <style:style style:name="co6" style:family="table-column">
      <style:table-column-properties fo:break-before="auto" style:column-width="0.6335in"/>
    </style:style>
    <style:style style:name="co7" style:family="table-column">
      <style:table-column-properties fo:break-before="auto" style:column-width="0.7752in"/>
    </style:style>
    <style:style style:name="co8" style:family="table-column">
      <style:table-column-properties fo:break-before="auto" style:column-width="1.4307in"/>
    </style:style>
    <style:style style:name="co9" style:family="table-column">
      <style:table-column-properties fo:break-before="auto" style:column-width="0.8846in"/>
    </style:style>
    <style:style style:name="co10" style:family="table-column">
      <style:table-column-properties fo:break-before="auto" style:column-width="4.7736in"/>
    </style:style>
    <style:style style:name="co11" style:family="table-column">
      <style:table-column-properties fo:break-before="auto" style:column-width="2.1846in"/>
    </style:style>
    <style:style style:name="co12" style:family="table-column">
      <style:table-column-properties fo:break-before="auto" style:column-width="0.6118in"/>
    </style:style>
    <style:style style:name="co13" style:family="table-column">
      <style:table-column-properties fo:break-before="auto" style:column-width="0.8409in"/>
    </style:style>
    <style:style style:name="co14" style:family="table-column">
      <style:table-column-properties fo:break-before="auto" style:column-width="1.3in"/>
    </style:style>
    <style:style style:name="co15" style:family="table-column">
      <style:table-column-properties fo:break-before="auto" style:column-width="4.3591in"/>
    </style:style>
    <style:style style:name="co16" style:family="table-column">
      <style:table-column-properties fo:break-before="auto" style:column-width="1.4965in"/>
    </style:style>
    <style:style style:name="co27" style:family="table-column">
      <style:table-column-properties fo:break-before="auto" style:column-width="0.6772in"/>
    </style:style>
    <style:style style:name="co28" style:family="table-column">
      <style:table-column-properties fo:break-before="auto" style:column-width="1.7366in"/>
    </style:style>
    <style:style style:name="co29" style:family="table-column">
      <style:table-column-properties fo:break-before="auto" style:column-width="4.348in"/>
    </style:style>
    <style:style style:name="co30" style:family="table-column">
      <style:table-column-properties fo:break-before="auto" style:column-width="2.0646in"/>
    </style:style>
    <style:style style:name="co21" style:family="table-column">
      <style:table-column-properties fo:break-before="auto" style:column-width="0.6189in"/>
    </style:style>
    <style:style style:name="co22" style:family="table-column">
      <style:table-column-properties fo:break-before="auto" style:column-width="0.7756in"/>
    </style:style>
    <style:style style:name="co23" style:family="table-column">
      <style:table-column-properties fo:break-before="auto" style:column-width="1.3689in"/>
    </style:style>
    <style:style style:name="co24" style:family="table-column">
      <style:table-column-properties fo:break-before="auto" style:column-width="0.7492in"/>
    </style:style>
    <style:style style:name="co25" style:family="table-column">
      <style:table-column-properties fo:break-before="auto" style:column-width="4.9957in"/>
    </style:style>
    <style:style style:name="co26" style:family="table-column">
      <style:table-column-properties fo:break-before="auto" style:column-width="1.5339in"/>
    </style:style>
    <style:style style:name="co31" style:family="table-column">
      <style:table-column-properties fo:break-before="auto" style:column-width="0.889in"/>
    </style:style>
    <style:style style:name="co32" style:family="table-column">
      <style:table-column-properties fo:break-before="auto" style:column-width="3.0874in"/>
    </style:style>
    <style:style style:name="ro1" style:family="table-row">
      <style:table-row-properties style:row-height="0.1736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0.7925in" fo:break-before="auto" style:use-optimal-row-height="true"/>
    </style:style>
    <style:style style:name="ro5" style:family="table-row">
      <style:table-row-properties style:row-height="1.2457in" fo:break-before="auto" style:use-optimal-row-height="true"/>
    </style:style>
    <style:style style:name="ro6" style:family="table-row">
      <style:table-row-properties style:row-height="1.3972in" fo:break-before="auto" style:use-optimal-row-height="true"/>
    </style:style>
    <style:style style:name="ro7" style:family="table-row">
      <style:table-row-properties style:row-height="1.8516in" fo:break-before="auto" style:use-optimal-row-height="true"/>
    </style:style>
    <style:style style:name="ro8" style:family="table-row">
      <style:table-row-properties style:row-height="2.1543in" fo:break-before="auto" style:use-optimal-row-height="true"/>
    </style:style>
    <style:style style:name="ro9" style:family="table-row">
      <style:table-row-properties style:row-height="1.0945in" fo:break-before="auto" style:use-optimal-row-height="true"/>
    </style:style>
    <style:style style:name="ro10" style:family="table-row">
      <style:table-row-properties style:row-height="0.4898in" fo:break-before="auto" style:use-optimal-row-height="true"/>
    </style:style>
    <style:style style:name="ro11" style:family="table-row">
      <style:table-row-properties style:row-height="3.0626in" fo:break-before="auto" style:use-optimal-row-height="true"/>
    </style:style>
    <style:style style:name="ro12" style:family="table-row">
      <style:table-row-properties style:row-height="2.6083in" fo:break-before="auto" style:use-optimal-row-height="true"/>
    </style:style>
    <style:style style:name="ro13" style:family="table-row">
      <style:table-row-properties style:row-height="3.6681in" fo:break-before="auto" style:use-optimal-row-height="true"/>
    </style:style>
    <style:style style:name="ro14" style:family="table-row">
      <style:table-row-properties style:row-height="1.7in" fo:break-before="auto" style:use-optimal-row-height="true"/>
    </style:style>
    <style:style style:name="ro15" style:family="table-row">
      <style:table-row-properties style:row-height="2.3055in" fo:break-before="auto" style:use-optimal-row-height="true"/>
    </style:style>
    <style:style style:name="ro28" style:family="table-row">
      <style:table-row-properties style:row-height="0.6409in" fo:break-before="auto" style:use-optimal-row-height="true"/>
    </style:style>
    <style:style style:name="ro29" style:family="table-row">
      <style:table-row-properties style:row-height="0.4866in" fo:break-before="auto" style:use-optimal-row-height="true"/>
    </style:style>
    <style:style style:name="ro17" style:family="table-row">
      <style:table-row-properties style:row-height="0.222in" fo:break-before="auto" style:use-optimal-row-height="true"/>
    </style:style>
    <style:style style:name="ro18" style:family="table-row">
      <style:table-row-properties style:row-height="1.4335in" fo:break-before="auto" style:use-optimal-row-height="true"/>
    </style:style>
    <style:style style:name="ro19" style:family="table-row">
      <style:table-row-properties style:row-height="2.3409in" fo:break-before="auto" style:use-optimal-row-height="true"/>
    </style:style>
    <style:style style:name="ro20" style:family="table-row">
      <style:table-row-properties style:row-height="1.1661in" fo:break-before="auto" style:use-optimal-row-height="true"/>
    </style:style>
    <style:style style:name="ro21" style:family="table-row">
      <style:table-row-properties style:row-height="1.7362in" fo:break-before="auto" style:use-optimal-row-height="true"/>
    </style:style>
    <style:style style:name="ro22" style:family="table-row">
      <style:table-row-properties style:row-height="2.0209in" fo:break-before="auto" style:use-optimal-row-height="true"/>
    </style:style>
    <style:style style:name="ro23" style:family="table-row">
      <style:table-row-properties style:row-height="2.6437in" fo:break-before="auto" style:use-optimal-row-height="true"/>
    </style:style>
    <style:style style:name="ro24" style:family="table-row">
      <style:table-row-properties style:row-height="1.8866in" fo:break-before="auto" style:use-optimal-row-height="true"/>
    </style:style>
    <style:style style:name="ro25" style:family="table-row">
      <style:table-row-properties style:row-height="0.9791in" fo:break-before="auto" style:use-optimal-row-height="true"/>
    </style:style>
    <style:style style:name="ro26" style:family="table-row">
      <style:table-row-properties style:row-height="0.9882in" fo:break-before="auto" style:use-optimal-row-height="true"/>
    </style:style>
    <style:style style:name="ro27" style:family="table-row">
      <style:table-row-properties style:row-height="0.1752in" fo:break-before="auto" style:use-optimal-row-height="true"/>
    </style:style>
    <style:style style:name="ro31" style:family="table-row">
      <style:table-row-properties style:row-height="0.1681in" fo:break-before="auto" style:use-optimal-row-height="true"/>
    </style:style>
    <style:style style:name="ro32" style:family="table-row">
      <style:table-row-properties style:row-height="0.178in" fo:break-before="auto" style:use-optimal-row-height="true"/>
    </style:style>
    <style:style style:name="ro33" style:family="table-row">
      <style:table-row-properties style:row-height="0.3311in" fo:break-before="auto" style:use-optimal-row-height="true"/>
    </style:style>
    <style:style style:name="ro34" style:family="table-row">
      <style:table-row-properties style:row-height="1.730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 style:family="table-cell" style:parent-style-name="Default">
      <style:table-cell-properties fo:wrap-option="wrap"/>
      <style:text-properties style:text-position=""/>
    </style:style>
    <style:style style:name="ce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9" style:family="table-cell" style:parent-style-name="Default" style:data-style-name="N100">
      <style:table-cell-properties fo:wrap-option="wrap"/>
      <style:text-properties style:text-position=""/>
    </style:style>
    <style:style style:name="ce4" style:family="table-cell" style:parent-style-name="Default">
      <style:text-properties style:text-position="" fo:language="en" fo:country="US" style:language-asian="en" style:country-asian="US" style:font-size-complex="5.65000009536743pt" style:language-complex="en" style:country-complex="US"/>
    </style:style>
    <style:style style:name="ce5" style:family="table-cell" style:parent-style-name="Default" style:data-style-name="N100">
      <style:table-cell-properties fo:wrap-option="wrap" fo:padding-bottom="0.0193in" fo:padding-left="0.0138in" fo:padding-right="0.0138in" fo:padding-top="0.0193in"/>
      <style:text-properties style:text-position=""/>
    </style:style>
    <style:style style:name="ce6" style:family="table-cell" style:parent-style-name="Default" style:data-style-name="N100">
      <style:table-cell-properties fo:wrap-option="wrap" fo:padding-bottom="0.0193in" fo:padding-left="0.0138in" fo:padding-right="0.0138in" fo:padding-top="0.0193in"/>
      <style:text-properties style:text-position="" style:font-name="Liberation Sans" fo:language="en" fo:country="US" style:font-name-asian="Liberation Sans" style:language-asian="en" style:country-asian="US" style:font-name-complex="Liberation San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text-properties style:text-position="" style:font-size-complex="5.65000009536743pt"/>
    </style:style>
    <style:style style:name="ce8" style:family="table-cell" style:parent-style-name="Default" style:data-style-name="N100">
      <style:table-cell-properties fo:wrap-option="wrap" fo:padding-bottom="0.0193in" fo:padding-left="0.0138in" fo:padding-right="0.0138in" fo:padding-top="0.0193in"/>
      <style:text-properties style:text-position="" fo:language="en" fo:country="US" style:language-asian="en" style:country-asian="US" style:language-complex="en" style:country-complex="US"/>
    </style:style>
    <style:style style:name="ce1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14" style:family="table-cell" style:parent-style-name="Default" style:data-style-name="N100">
      <style:table-cell-properties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 style:family="text">
      <style:text-properties style:text-outline="false" style:text-line-through-style="none" style:font-name="Lohit Hindi1" fo:font-size="10pt" fo:font-style="normal" fo:text-shadow="none" style:text-underline-style="none" fo:font-weight="normal" style:font-name-asian="Lohit Hindi1" style:font-size-asian="10pt" style:font-style-asian="normal" style:font-weight-asian="normal" style:font-name-complex="Lohit Hindi1" style:font-size-complex="5.69999980926514pt" style:font-style-complex="normal" style:font-weight-complex="normal" style:text-emphasize="none" style:text-overline-style="none" style:text-overline-color="font-color"/>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size-complex="5.69999980926514pt"/>
    </style:style>
    <style:style style:name="T7" style:family="text">
      <style:text-properties style:font-name="Lohit Hindi1" style:font-size-complex="5.69999980926514pt"/>
    </style:style>
    <style:style style:name="T8" style:family="text">
      <style:text-properties fo:font-size="10pt" style:font-size-asian="10pt" style:font-size-complex="10pt"/>
    </style:style>
    <style:style style:name="T9" style:family="text">
      <style:text-properties fo:font-size="10pt" style:font-size-asian="10pt" style:font-size-complex="5.69999980926514pt"/>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0pt" fo:font-weight="bold" style:font-size-asian="10pt" style:font-weight-asian="bold" style:font-size-complex="5.69999980926514pt" style:font-weight-complex="bold"/>
    </style:style>
    <style:style style:name="T12" style:family="text">
      <style:text-properties fo:font-size="10pt" fo:font-weight="normal" style:font-size-asian="10pt" style:font-weight-asian="normal" style:font-size-complex="5.69999980926514pt" style:font-weight-complex="normal"/>
    </style:style>
    <style:style style:name="T13" style:family="text">
      <style:text-properties fo:font-weight="normal" style:font-weight-asian="normal" style:font-size-complex="5.69999980926514pt" style:font-weight-complex="normal"/>
    </style:style>
    <style:style style:name="T14" style:family="text">
      <style:text-properties style:font-name="Lohit Hindi1" style:font-name-asian="Lohit Hindi1" style:font-name-complex="Lohit Hindi1" style:font-size-complex="5.69999980926514pt"/>
    </style:style>
    <style:style style:name="T15" style:family="text">
      <style:text-properties style:text-outline="false" style:text-line-through-style="none" style:font-name="Lohit Hindi1" fo:font-size="12pt" fo:font-style="normal" fo:text-shadow="none" style:text-underline-style="none" fo:font-weight="bold" style:font-name-asian="Lohit Hindi1" style:font-size-asian="12pt" style:font-style-asian="normal" style:font-weight-asian="bold" style:font-name-complex="Lohit Hindi1" style:font-size-complex="6.80000019073486pt" style:font-style-complex="normal" style:font-weight-complex="bold" style:text-emphasize="none" style:text-overline-style="none" style:text-overline-color="font-color"/>
    </style:style>
  </office:automatic-styles>
  <office:body>
    <office:spreadsheet>
      <table:table table:name="Temple"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Temple.</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4">
          <table:table-cell/>
          <table:table-cell office:value-type="float" office:value="216">
            <text:p>216</text:p>
          </table:table-cell>
          <table:table-cell table:number-columns-repeated="2"/>
          <table:table-cell office:value-type="string">
            <text:p>Robert knew and understood how to renew his <text:span text:style-name="T1">mind</text:span> and</text:p>
            <text:p><text:span text:style-name="T1">body</text:span> because he knew what Jesus meant when he said --</text:p>
            <text:p>"Destroy this <text:span text:style-name="T1">temple</text:span> and in three days I will build it</text:p>
            <text:p>up again." He knew that it referred to the <text:span text:style-name="T1">temple</text:span> of</text:p>
            <text:p>the <text:span text:style-name="T1">human body</text:span>.</text:p>
          </table:table-cell>
          <table:table-cell office:value-type="string">
            <text:p>rluu: Is there a connection to Ezekiel's temple? <text:s/>See picture/diagram of Ezekiel's temple that BA sent, which I saved in the BAPosts folder.</text:p>
          </table:table-cell>
        </table:table-row>
        <table:table-row table:style-name="ro5">
          <table:table-cell/>
          <table:table-cell office:value-type="float" office:value="398">
            <text:p>398</text:p>
          </table:table-cell>
          <table:table-cell table:number-columns-repeated="2"/>
          <table:table-cell office:value-type="string">
            <text:p>He notified the people in Bombay, India, that they</text:p>
            <text:p>had taken sides with England against us and that they</text:p>
            <text:p>must be shown an example of the power of the Land</text:p>
            <text:p>of Freedom. He destroyed their <text:span text:style-name="T1">temples</text:span> and large</text:p>
            <text:p>buildings and put the people asleep. Then went to</text:p>
            <text:p>Pekin, China, where he destroyed buildings which had</text:p>
            <text:p>stood for thousands of years; discharged the sleeping</text:p>
            <text:p>gas and proceeded to Tokio.</text:p>
          </table:table-cell>
          <table:table-cell office:value-type="string">
            <text:p>This was during RG's 7 days.</text:p>
          </table:table-cell>
        </table:table-row>
        <table:table-row table:style-name="ro5" table:number-rows-repeated="1048570">
          <table:table-cell table:number-columns-repeated="6"/>
        </table:table-row>
        <table:table-row table:style-name="ro5">
          <table:table-cell table:number-columns-repeated="6"/>
        </table:table-row>
      </table:table>
      <table:table table:name="Arm(s)"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Arm(s)</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6">
          <table:table-cell/>
          <table:table-cell office:value-type="float" office:value="14">
            <text:p>14</text:p>
          </table:table-cell>
          <table:table-cell office:value-type="string">
            <text:p>July 1919</text:p>
          </table:table-cell>
          <table:table-cell/>
          <table:table-cell office:value-type="string">
            <text:p>School was over in the Summer of 1919, and Mr. J. H. Kennelworth, Walter’s father, offered Robert a position in his office during the summer months. After business, Walter and Robert would often go out automobile riding. Along in July, he met with a serious accident. The automobile was overturned and<text:span text:style-name="T1"> Robert’s </text:span><text:span text:style-name="T1">arm was broken</text:span>, and <text:span text:style-name="T1">he suffered internal injuries</text:span>. 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RG's arm broken. <text:s/>RG suffers internal injuries.</text:p>
          </table:table-cell>
        </table:table-row>
        <table:table-row table:style-name="ro7">
          <table:table-cell/>
          <table:table-cell table:style-name="Default" office:value-type="float" office:value="26">
            <text:p>26</text:p>
          </table:table-cell>
          <table:table-cell table:style-name="ce3" office:value-type="string">
            <text:p>No date given, but RG started working on the farm in Spring 1926. <text:s/>It was a good crop, but low prices of cotton in the Fall of 1926 left them in debt, so the date is sometime during the 1926 cotton season.</text:p>
          </table:table-cell>
          <table:table-cell table:style-name="Default"/>
          <table:table-cell table:style-name="Default" office:value-type="string">
            <text:p>While on the farm, he contracted malaria fever and</text:p>
            <text:p>a severe spell of illness followed, during which time he</text:p>
            <text:p>received many consoling letters from Marie. Soon</text:p>
            <text:p>after he was able to return to his position with Mr.</text:p>
            <text:p>Kennelworth, he met with another severe automobile</text:p>
            <text:p>accident, <text:span text:style-name="T1">this time breaking his right arm</text:span>. This necessitated</text:p>
            <text:p><text:span text:style-name="T1">six weeks</text:span> in the hospital before he was able to</text:p>
            <text:p><text:span text:style-name="T1">return</text:span> to work again. One disappointment followed</text:p>
            <text:p>another, but Robert had learned to practice patience.</text:p>
            <text:p>He read the Bible, especially the story of Job, continued</text:p>
            <text:p>to go to church, and while he was suffering many trials</text:p>
            <text:p>and tribulations, his mind was expanding.</text:p>
          </table:table-cell>
          <table:table-cell table:style-name="ce3" office:value-type="string">
            <text:p>RG breaks his right arm. <text:s/>Required 6 weeks in the hospital before returning to work.</text:p>
          </table:table-cell>
        </table:table-row>
        <table:table-row table:style-name="ro8">
          <table:table-cell/>
          <table:table-cell office:value-type="string">
            <text:p>40</text:p>
          </table:table-cell>
          <table:table-cell office:value-type="string">
            <text:p>Beautiful sunshiny Saturday afternoon on October 23, 1926.</text:p>
          </table:table-cell>
          <table:table-cell/>
          <table:table-cell office:value-type="string">
            <text:p>On a beautiful sunshiny Saturday afternoon on the</text:p>
            <text:p>23rd of October, 1926, as the train wended its way</text:p>
            <text:p>across the prairies for Sherman, Texas, Robert kept</text:p>
            <text:p>watching out of the car window, his face beaming with</text:p>
            <text:p>smiles as he thought of his meeting with Marie. He</text:p>
            <text:p>counted every turn of the wheels because he knew they</text:p>
            <text:p>were bringing him closer to her.</text:p>
            <text:p>When he arrived in Sherman that night, <text:span text:style-name="T1">Marie welcomed</text:span></text:p>
            <text:p><text:span text:style-name="T1">him with open arms</text:span>. They spent Saturday and</text:p>
            <text:p>Sunday together and were happier than they had ever</text:p>
            <text:p>been before. He confided to Marie his future plans.</text:p>
            <text:p>Told her that he was working on an invention, and also</text:p>
            <text:p>planning to make some money speculating in Stocks and</text:p>
            <text:p>Commodities.</text:p>
          </table:table-cell>
          <table:table-cell/>
        </table:table-row>
        <table:table-row table:style-name="ro9">
          <table:table-cell/>
          <table:table-cell office:value-type="string">
            <text:p>80</text:p>
          </table:table-cell>
          <table:table-cell office:value-type="string">
            <text:p>Just before the outbreak of the World War in 1914.</text:p>
          </table:table-cell>
          <table:table-cell/>
          <table:table-cell office:value-type="string">
            <text:p>"One of his first observations in comparing the phe0-</text:p>
            <text:p>nomena of the history of wars in the different ages</text:p>
            <text:p>was the likeness between the battles in which the Swiss</text:p>
            <text:p>conquered Duke Charles the Bold, and the battles in</text:p>
            <text:p>which the Greeks overcame the Persians. They had in</text:p>
            <text:p>an interval of 2000 years exactly the same <text:span text:style-name="T1">arms</text:span> and the</text:p>
            <text:p>same political institutions fighting against each other."</text:p>
          </table:table-cell>
          <table:table-cell/>
        </table:table-row>
        <table:table-row table:style-name="ro10">
          <table:table-cell/>
          <table:table-cell office:value-type="string">
            <text:p>108</text:p>
          </table:table-cell>
          <table:table-cell office:value-type="string">
            <text:p>Around sunset on Saturday afternoon, May 28, 1927.</text:p>
          </table:table-cell>
          <table:table-cell/>
          <table:table-cell office:value-type="string">
            <text:p>Marie welcomed him with enthusiasm and <text:span text:style-name="T1">open arms</text:span>.</text:p>
            <text:p>She was so proud of him and so happy that he made good in the market.</text:p>
          </table:table-cell>
          <table:table-cell/>
        </table:table-row>
        <table:table-row table:style-name="ro11">
          <table:table-cell/>
          <table:table-cell office:value-type="string">
            <text:p>116</text:p>
          </table:table-cell>
          <table:table-cell office:value-type="string">
            <text:p>Saturday night, June 4, 1927.</text:p>
          </table:table-cell>
          <table:table-cell/>
          <table:table-cell office:value-type="string">
            <text:p>The "Sunshine Special" was a little late on Saturday</text:p>
            <text:p>night, June 4th, and Robert's heart was in his throat.</text:p>
            <text:p>He was anxious for that train to roll in. Finally, when</text:p>
            <text:p>the whistle blew and the signal light in the yard of the</text:p>
            <text:p>Texas Pacific showed the "Sunshine Special" was rolling</text:p>
            <text:p>in, the glare of the headlights on the train was the</text:p>
            <text:p>most welcome sight that Robert had ever witnessed</text:p>
            <text:p>thru all the days of his life. He boarded the train as</text:p>
            <text:p>quickly as possible and sat down nervous and anxious</text:p>
            <text:p>awaiting the moment when the train would get about</text:p>
            <text:p>20 miles out of Texarkana, so that he might go back</text:p>
            <text:p>and look for Marie.</text:p>
            <text:p>The minutes passed slowly away and it seemed like</text:p>
            <text:p>years before the train crossed the Red River and Robert</text:p>
            <text:p>decided that it was safe to go back to the car where</text:p>
            <text:p>Marie was and see her. He found Marie all anxious</text:p>
            <text:p>and nervously awaiting his arrival. <text:span text:style-name="T1">She flew into his</text:span></text:p>
            <text:p><text:span text:style-name="T1">arms</text:span> and seemed the happiest woman in the world and</text:p>
            <text:p>Robert was too happy for words. They sat there and</text:p>
            <text:p>talked of their future plans until after midnight.</text:p>
          </table:table-cell>
          <table:table-cell/>
        </table:table-row>
        <table:table-row table:style-name="ro7">
          <table:table-cell/>
          <table:table-cell office:value-type="string">
            <text:p>166</text:p>
          </table:table-cell>
          <table:table-cell office:value-type="string">
            <text:p>RG's birthday (June 9, 1927).</text:p>
          </table:table-cell>
          <table:table-cell/>
          <table:table-cell office:value-type="string">
            <text:p>He had looked forward to</text:p>
            <text:p>this day, his birthday, when she would return to him</text:p>
            <text:p>and he might claim her for his own. Thought of</text:p>
            <text:p>Marie's words, that hope and anticipation are greater</text:p>
            <text:p>than realization, but <text:span text:style-name="T2">felt that</text:span><text:span text:style-name="T1"> </text:span><text:span text:style-name="T2">nothing in the world could</text:span></text:p>
            <text:p><text:span text:style-name="T2">give him greater pleasure than the realization of this</text:span></text:p>
            <text:p><text:span text:style-name="T2">moment if he could hold Marie in his </text:span><text:span text:style-name="T1">arms, kiss her</text:span></text:p>
            <text:p><text:span text:style-name="T1">sweet lips and hear the sweet words of love</text:span><text:span text:style-name="T2"> she had</text:span></text:p>
            <text:p><text:span text:style-name="T2">spoken to him in the past</text:span><text:span text:style-name="T1">.</text:span> Robert's heart for a moment</text:p>
            <text:p>sank within him. It was too much for him. He sobbed</text:p>
            <text:p>and cried like a baby but then he thought of his faith,</text:p>
            <text:p>of God and his power supreme.</text:p>
          </table:table-cell>
          <table:table-cell/>
        </table:table-row>
        <table:table-row table:style-name="ro12">
          <table:table-cell/>
          <table:table-cell office:value-type="string">
            <text:p>188-189</text:p>
          </table:table-cell>
          <table:table-cell office:value-type="string">
            <text:p>None given.</text:p>
          </table:table-cell>
          <table:table-cell/>
          <table:table-cell office:value-type="string">
            <text:p>Then came the final climax -- Eric, after knowing all, took Molly in</text:p>
            <text:p>his <text:span text:style-name="T1">arms </text:span>and gave her the kiss which Robert knew meant</text:p>
            <text:p><text:span text:style-name="T1">foregiveness and understanding</text:span>. He then realized that</text:p>
            <text:p>love, just as Molly said in the beginning, was the greatest</text:p>
            <text:p>thing in the world, and meant more than all the</text:p>
            <text:p>money in the world. Robert jumped to his feet and</text:p>
            <text:p>shouted, “Hurrah for Eric,” and said, “that’s the kind</text:p>
            <text:p>of love I have for Marie and no matter what may have</text:p>
            <text:p>happened or what she should do in the future, my love</text:p>
            <text:p>is the kind which will understand, forgive and forget.”</text:p>
            <text:p>He told them how he was impressed with the story</text:p>
            <text:p>in the Bible where the woman was brought before Jesus</text:p>
            <text:p>accused and how the Jesus said, “Let him who is without</text:p>
            <text:p>sin, cast the first stone,” and when they had all</text:p>
            <text:p>disappeared he said: “Woman, doth no man accuse</text:p>
            <text:p>thee,” and she answered, “No, Lord.” Jesus said,</text:p>
            <text:p>“Neither do I. Go your way and sin no more.”</text:p>
          </table:table-cell>
          <table:table-cell/>
        </table:table-row>
        <table:table-row table:style-name="ro13">
          <table:table-cell/>
          <table:table-cell office:value-type="string">
            <text:p>212</text:p>
          </table:table-cell>
          <table:table-cell office:value-type="string">
            <text:p>No date is given.</text:p>
          </table:table-cell>
          <table:table-cell/>
          <table:table-cell office:value-type="string">
            <text:p>Robert turned to the Bible for consolation. Read every chapter of the Song of Solomon. Was very much impressed with Chapter 2: 14:</text:p>
            <text:p>O my <text:span text:style-name="T1">dove</text:span>, that art in the clefts of the rock, in the secret</text:p>
            <text:p>places of the stairs, let me see thy countenance, let me hear</text:p>
            <text:p>thy voice, for <text:span text:style-name="T1">sweet</text:span> is thy voice and thy countenance is comely.</text:p>
            <text:p>Robert longed to hear Marie’s voice and prayed that she</text:p>
            <text:p>might come forth from her <text:span text:style-name="T1">secret hiding place</text:span>. He</text:p>
            <text:p>read Chapter 8: 6th and 7th verses:</text:p>
            <text:p>Set me as a seal upon thine <text:span text:style-name="T1">heart</text:span>, as a seal upon thine <text:span text:style-name="T1">arm</text:span>,</text:p>
            <text:p>for love is strong as death; jealousy as cruel as the grave;</text:p>
            <text:p>the coals thereof are coals of fire which have a most vehement</text:p>
            <text:p>flame.</text:p>
            <text:p>Many waters cannot quench love, neither can the floods</text:p>
            <text:p>drown it; if a man would give all the substance of his house</text:p>
            <text:p>for love, he would utterly be condemned.</text:p>
            <text:p>Robert realized that nothing could quench his love and that Marie</text:p>
            <text:p>was the only remedy for his aching <text:span text:style-name="T1">heart</text:span>.</text:p>
            <text:p>Turning to Daniel 9: 21, he read:</text:p>
            <text:p>Yea while I was speaking in prayer, even the man Gabriel</text:p>
            <text:p>when I had seen in the vision at the beginning being caused</text:p>
            <text:p>to fly swiftly, touched me about the time of the evening oblation.</text:p>
            <text:p>Robert knew that this indicated that people did fly in</text:p>
            <text:p>the older days, and that we were now only repeating past</text:p>
            <text:p>cycles. </text:p>
          </table:table-cell>
          <table:table-cell/>
        </table:table-row>
        <table:table-row table:style-name="ro7">
          <table:table-cell/>
          <table:table-cell office:value-type="string">
            <text:p>232</text:p>
          </table:table-cell>
          <table:table-cell table:number-columns-repeated="2"/>
          <table:table-cell office:value-type="string">
            <text:p>[…] new firm under the name of "Gordon, Kennelworth &amp; Quinton" and that Edna was to have an interest in the firm, as reward for her <text:span text:style-name="T1">faithful</text:span> service. She was to help with the work on the secret discoveries. Edna was overjoyed at this and her emotions got the best of her judgment. She flung her <text:span text:style-name="T1">arms</text:span> around Robert's neck, <text:span text:style-name="T1">kissed </text:span><text:span text:style-name="T2">him</text:span>, told him he was the most wonderful man in the world and that she loved him. He drew himself quickly away from her, sat down in a chair and stared out the window for several minutes before he spoke. Then he<text:span text:style-name="T1"> </text:span><text:span text:style-name="T1">turned toward Miss Quinton</text:span>, <text:span text:style-name="T1">faced</text:span> <text:span text:style-name="T1">her</text:span> with a firm but kind face, told her that <text:span text:style-name="T1">she had made a mistake in his actions</text:span>, that he was rewarding her for <text:span text:style-name="T1">faithful</text:span>ness and that there was no sentiment in the matter, that he did not love her, that he was loyal to his long-lost Marie and would never love anyone else.</text:p>
          </table:table-cell>
          <table:table-cell/>
        </table:table-row>
        <table:table-row table:style-name="ro9">
          <table:table-cell/>
          <table:table-cell office:value-type="string">
            <text:p>234</text:p>
          </table:table-cell>
          <table:table-cell office:value-type="string">
            <text:p>One beautiful morning in early September, 1928.</text:p>
          </table:table-cell>
          <table:table-cell/>
          <table:table-cell office:value-type="string">
            <text:p>One beautiful morning in early September, 1928, Robert Gordon stepped into the laboratory and found<text:span text:style-name="T1"> Edna in the arms of Walter</text:span>.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text:p>
          </table:table-cell>
          <table:table-cell/>
        </table:table-row>
        <table:table-row table:style-name="ro14">
          <table:table-cell/>
          <table:table-cell office:value-type="string">
            <text:p>252</text:p>
          </table:table-cell>
          <table:table-cell office:value-type="string">
            <text:p>None given.</text:p>
          </table:table-cell>
          <table:table-cell/>
          <table:table-cell office:value-type="string">
            <text:p>Vainly she strove to rally; all life seemed but an empty blank to her. A year dragged wearily by, and the scenes frequented by merry Bernice Mayo knew her no more. Paler and thinner she daily grew. Fragile, she was, as the white blossoms of her well-loved springs. The little chain of gold that Claire had <text:span text:style-name="T1">locked</text:span> on her <text:span text:style-name="T1">arm</text:span> would have slipped across the wasted, transparent hand, but for the ribbon that held its links. One day (her last upon earth) the girl, by dint of desperate energy, crept to Silver Springs. Even Aunt Silly was unprepared for the white, emaciated little creature who tottered into her cabin and fell fainting in her <text:span text:style-name="T1">arms</text:span>. Consciousness soon returned, but it was apparent even to the old black woman that death had set its gray, unmistakable <text:span text:style-name="T1">seal</text:span> upon the young face.</text:p>
          </table:table-cell>
          <table:table-cell/>
        </table:table-row>
        <table:table-row table:style-name="ro9">
          <table:table-cell/>
          <table:table-cell office:value-type="string">
            <text:p>255</text:p>
          </table:table-cell>
          <table:table-cell office:value-type="string">
            <text:p>None given.</text:p>
          </table:table-cell>
          <table:table-cell/>
          <table:table-cell office:value-type="string">
            <text:p>[…] out upon a rock in its transparent depths, like a broken, beautiful lily, lay Bernice Mayo, her golden hair floating on the sand, her dead face smiling placidly, as if at last a halo of peace had descended upon the tired spirit, and the broken heart had found rest. With a wild cry that pierced even the heart of the mother, who for the last time in life gazed upon the dead face of her child, Claire Douglass dashed overboard, diving deeper, ever deeper, until he caught in his <text:span text:style-name="T1">arms</text:span> the little figure of his dead love.</text:p>
          </table:table-cell>
          <table:table-cell/>
        </table:table-row>
        <table:table-row table:style-name="ro6">
          <table:table-cell/>
          <table:table-cell office:value-type="string">
            <text:p>418</text:p>
          </table:table-cell>
          <table:table-cell office:value-type="string">
            <text:p>August 30, 1932.</text:p>
          </table:table-cell>
          <table:table-cell/>
          <table:table-cell office:value-type="string">
            <text:p>Robert Gordon jumped from his seat as if in a daze. Marie Stanton shouted, "Robert! Robert!" and fell into his <text:span text:style-name="T1">arms</text:span>. General Walter Kennelworth turned to the audience and said: "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he City of the Lord, capital of the United Kingdom of the World has taken place between Robert Gordon and Marie Stanton."</text:p>
          </table:table-cell>
          <table:table-cell/>
        </table:table-row>
        <table:table-row table:style-name="ro6" table:number-rows-repeated="1048558">
          <table:table-cell table:number-columns-repeated="6"/>
        </table:table-row>
        <table:table-row table:style-name="ro6">
          <table:table-cell table:number-columns-repeated="6"/>
        </table:table-row>
      </table:table>
      <table:table table:name="Leg" table:style-name="ta1">
        <table:table-column table:style-name="co12" table:default-cell-style-name="ce1"/>
        <table:table-column table:style-name="co13" table:default-cell-style-name="ce1"/>
        <table:table-column table:style-name="co14" table:default-cell-style-name="ce1"/>
        <table:table-column table:style-name="co2" table:default-cell-style-name="ce1"/>
        <table:table-column table:style-name="co15" table:default-cell-style-name="ce1"/>
        <table:table-column table:style-name="co16"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Leg</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15">
          <table:table-cell/>
          <table:table-cell office:value-type="string">
            <text:p>282</text:p>
          </table:table-cell>
          <table:table-cell office:value-type="string">
            <text:p>None given, but it is approximately right after the battle of Los Angeles (after the Middle of May, 1930)</text:p>
          </table:table-cell>
          <table:table-cell/>
          <table:table-cell office:value-type="string">
            <text:p>After Lieutenant Gordon had been gone some time and failed to return Lieutenant Kennelworth knowing that he had disobeyed orders and gone out with his plane decided that some harm might have come to him and that he too must disobey orders and go to his rescue. He jumped into a fast plane and sailed out, going direct toward San Diego. He soon sighted the two planes in combat and just before he reached the scene, they went down together. His heart sank within him. He knew it was his old friend Robert and feared for the worst. Landing along the side of the wreck he found that the Japanese aviator had been killed. Robert's <text:span text:style-name="T1">leg</text:span> had been broken; otherwise he was uninjured. He quickly hauled him aboard his own plane and started back for headquarters and was just in time as other Japanese planes were approaching and followed him close into Los Angeles. Lieutenant Gordon was confined to the hospital<text:span text:style-name="T1"> three or </text:span><text:span text:style-name="T1">four weeks </text:span>before his <text:span text:style-name="T1">leg</text:span> healed and he fully recovered.</text:p>
          </table:table-cell>
          <table:table-cell/>
        </table:table-row>
        <table:table-row table:style-name="ro15" table:number-rows-repeated="1048571">
          <table:table-cell table:number-columns-repeated="6"/>
        </table:table-row>
        <table:table-row table:style-name="ro15">
          <table:table-cell table:number-columns-repeated="6"/>
        </table:table-row>
      </table:table>
      <table:table table:name="head" table:style-name="ta1">
        <table:table-column table:style-name="co27" table:default-cell-style-name="ce9"/>
        <table:table-column table:style-name="co2" table:default-cell-style-name="ce9"/>
        <table:table-column table:style-name="co28" table:default-cell-style-name="ce9"/>
        <table:table-column table:style-name="co2" table:default-cell-style-name="ce9"/>
        <table:table-column table:style-name="co29" table:default-cell-style-name="ce9"/>
        <table:table-column table:style-name="co30" table:default-cell-style-name="ce9"/>
        <table:table-row table:style-name="ro1">
          <table:table-cell table:style-name="Default" office:value-type="string">
            <text:p>Body parts mentioned in TTTA.</text:p>
          </table:table-cell>
          <table:table-cell table:number-columns-repeated="5"/>
        </table:table-row>
        <table:table-row table:style-name="ro2">
          <table:table-cell office:value-type="string">
            <text:p>Head</text:p>
          </table:table-cell>
          <table:table-cell table:number-columns-repeated="5"/>
        </table:table-row>
        <table:table-row table:style-name="ro3">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Text</text:p>
          </table:table-cell>
          <table:table-cell table:style-name="ce10" office:value-type="string">
            <text:p>Notes/Comments</text:p>
          </table:table-cell>
        </table:table-row>
        <table:table-row table:style-name="ro9">
          <table:table-cell office:value-type="string">
            <text:p>1</text:p>
          </table:table-cell>
          <table:table-cell office:value-type="float" office:value="1">
            <text:p>1</text:p>
          </table:table-cell>
          <table:table-cell office:value-type="string">
            <text:p>Sunday morning, June 10,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sunlight streaming thru the window on the <text:span text:style-name="T1">head</text:span> of her new-born son. She had always hoped that this, her third son, would be born on Sunday, but he was born late Saturday night, June 9th, 1906.</text:p>
          </table:table-cell>
          <table:table-cell/>
        </table:table-row>
        <table:table-row table:style-name="ro10">
          <table:table-cell/>
          <table:table-cell office:value-type="string">
            <text:p>9</text:p>
          </table:table-cell>
          <table:table-cell office:value-type="string">
            <text:p>None given, but the current timestamp is between 1914 and 1917.</text:p>
          </table:table-cell>
          <table:table-cell/>
          <table:table-cell office:value-type="string">
            <text:p>His brother called him “<text:span text:style-name="T1">Cottonhead</text:span>” because his hair was so white, and accused him of being a white-livered coward, but Bobbie was patient and did not lose his temper.</text:p>
          </table:table-cell>
          <table:table-cell/>
        </table:table-row>
        <table:table-row table:style-name="ro10">
          <table:table-cell/>
          <table:table-cell office:value-type="string">
            <text:p>32</text:p>
          </table:table-cell>
          <table:table-cell office:value-type="string">
            <text:p>None given.</text:p>
          </table:table-cell>
          <table:table-cell/>
          <table:table-cell office:value-type="string">
            <text:p>From poem “A Broken Vow”: “He wrote of the things she'd wrote and said, Of memories of sweet caresses that haunted the <text:span text:style-name="T1">heart</text:span> and <text:span text:style-name="T1">head</text:span>;”</text:p>
          </table:table-cell>
          <table:table-cell/>
        </table:table-row>
        <table:table-row table:style-name="ro28">
          <table:table-cell/>
          <table:table-cell office:value-type="string">
            <text:p>49</text:p>
          </table:table-cell>
          <table:table-cell office:value-type="string">
            <text:p>None given.</text:p>
          </table:table-cell>
          <table:table-cell/>
          <table:table-cell office:value-type="string">
            <text:p>From untitled poem by Herbert Kaufman: “If you meet with opposition simply run your <text:span text:style-name="T1">head </text:span>against it.</text:p>
            <text:p>All big things that we know about were won by self-believers.</text:p>
            <text:p>Quitters, never have been, nor can they be, achievers.”</text:p>
          </table:table-cell>
          <table:table-cell/>
        </table:table-row>
        <table:table-row table:style-name="ro28">
          <table:table-cell/>
          <table:table-cell office:value-type="string">
            <text:p>53</text:p>
          </table:table-cell>
          <table:table-cell office:value-type="string">
            <text:p>None given.</text:p>
          </table:table-cell>
          <table:table-cell/>
          <table:table-cell office:value-type="string">
            <text:p>Quote from Ezekiel 10:9-11 (excerpt): “When they went, they went upon their four sides; they turned not as they went, but to the place whither the <text:span text:style-name="T1">head</text:span> looked they followed it; they turned not as they went.”</text:p>
          </table:table-cell>
          <table:table-cell/>
        </table:table-row>
        <table:table-row table:style-name="ro29">
          <table:table-cell/>
          <table:table-cell office:value-type="string">
            <text:p>126</text:p>
          </table:table-cell>
          <table:table-cell office:value-type="string">
            <text:p>None given.</text:p>
          </table:table-cell>
          <table:table-cell/>
          <table:table-cell office:value-type="string">
            <text:p>Lord Bacon, the literary genius and philosopher,</text:p>
            <text:p>lifted the Bible one day above his <text:span text:style-name="T1">head</text:span>, and said:</text:p>
            <text:p>"There God speaks."</text:p>
          </table:table-cell>
          <table:table-cell/>
        </table:table-row>
        <table:table-row table:style-name="ro28">
          <table:table-cell/>
          <table:table-cell office:value-type="string">
            <text:p>175</text:p>
          </table:table-cell>
          <table:table-cell office:value-type="string">
            <text:p>None given.</text:p>
          </table:table-cell>
          <table:table-cell/>
          <table:table-cell office:value-type="string">
            <text:p>Ezekiel 1:22:</text:p>
            <text:p>And the likeness of the firmament upon the <text:span text:style-name="T1">heads</text:span> of the</text:p>
            <text:p>living creature was as the colour of the terrible crystal,</text:p>
            <text:p>stretched forth over their <text:span text:style-name="T1">heads</text:span> above.</text:p>
          </table:table-cell>
          <table:table-cell/>
        </table:table-row>
        <table:table-row table:style-name="ro10">
          <table:table-cell/>
          <table:table-cell office:value-type="string">
            <text:p>208</text:p>
          </table:table-cell>
          <table:table-cell office:value-type="string">
            <text:p>None given.</text:p>
          </table:table-cell>
          <table:table-cell/>
          <table:table-cell office:value-type="string">
            <text:p>From Kipling’s “If”:</text:p>
            <text:p>If you can keep your <text:span text:style-name="T1">head</text:span> when all about you</text:p>
            <text:p>Are losing theirs and blaming it on you;</text:p>
          </table:table-cell>
          <table:table-cell/>
        </table:table-row>
        <table:table-row table:style-name="ro10">
          <table:table-cell/>
          <table:table-cell office:value-type="string">
            <text:p>210</text:p>
          </table:table-cell>
          <table:table-cell office:value-type="string">
            <text:p>None given.</text:p>
          </table:table-cell>
          <table:table-cell/>
          <table:table-cell office:value-type="string">
            <text:p>[Henry Watson] said, “Remember, my boy, they are attracted to the money and not to the man, but few men can keep their <text:span text:style-name="T1">heads</text:span> at a time when women and men crowd around to praise their success.”</text:p>
          </table:table-cell>
          <table:table-cell/>
        </table:table-row>
        <table:table-row table:style-name="ro9">
          <table:table-cell/>
          <table:table-cell office:value-type="string">
            <text:p>225</text:p>
          </table:table-cell>
          <table:table-cell office:value-type="string">
            <text:p>Longest successful flight to Japan was made Spring of 1928. <text:s/>He returned to New York in the Summer of 1928.</text:p>
          </table:table-cell>
          <table:table-cell/>
          <table:table-cell office:value-type="string">
            <text:p>While in Japan Robert was entertained and introduced to many beautiful titled ladies and prominent men, but he remained loyal to Marie for his great success had not turned his <text:span text:style-name="T1">head</text:span>. He was still searching for Marie, always hoping to find her. He returned to New York in the Summer of 1928 and was now reputed as being worth more than a million dollars, after making more successful deals in stocks, cotton and wheat.</text:p>
          </table:table-cell>
          <table:table-cell/>
        </table:table-row>
        <table:table-row table:style-name="ro8">
          <table:table-cell/>
          <table:table-cell office:value-type="string">
            <text:p>241</text:p>
          </table:table-cell>
          <table:table-cell office:value-type="string">
            <text:p>Beautiful sunhiny morning in the latter part of Feburary, 1929.</text:p>
          </table:table-cell>
          <table:table-cell/>
          <table:table-cell office:value-type="string">
            <text:p>On a beautiful sunhiny morning in the latter part of</text:p>
            <text:p>Feburary, 1929, Robert was walking down a prominent</text:p>
            <text:p>business street in Paris with no special objective in</text:p>
            <text:p>mind. He was feeling sick and gloomy and was walking</text:p>
            <text:p>with his <text:span text:style-name="T1">head down</text:span>, looking at the street. Suddenly he</text:p>
            <text:p>saw a form approaching very closely, and like a flash,</text:p>
            <text:p>a woman quickly passed him. He was sure it was</text:p>
            <text:p>Marie. His heart was in his throat. He turned around</text:p>
            <text:p>quickly to follow her but she had disappeared. Just as</text:p>
            <text:p>she passed him she dropped a letter on the street and he</text:p>
            <text:p>picked it up, put it in his pocket and rushed on down</text:p>
            <text:p>the street, hoping to find her, but after exhausting himself</text:p>
            <text:p>running around, fighting his way thru the crowds,</text:p>
            <text:p>without a glimpse of her, he decided to open the letter.</text:p>
          </table:table-cell>
          <table:table-cell office:value-type="string">
            <text:p>“sunhiny” and “Feburary” are misspelled words in the actual TTTA text.</text:p>
          </table:table-cell>
        </table:table-row>
        <table:table-row table:style-name="ro9">
          <table:table-cell/>
          <table:table-cell office:value-type="string">
            <text:p>251</text:p>
          </table:table-cell>
          <table:table-cell office:value-type="string">
            <text:p>None given.</text:p>
          </table:table-cell>
          <table:table-cell/>
          <table:table-cell office:value-type="string">
            <text:p>From the legend of Silver Springs: Near Florida's celebrated Silver Springs lives an old negress, known to the entire surrounding country as "Aunt Silly," whose claim to being 110 years old is borne out by her appearance. Aunt Silly is wrinkled and decrepit, and the wool peeping from her bandanaed <text:span text:style-name="T1">head</text:span> is <text:span text:style-name="T1">white</text:span> as snow, while the blackness and weirdness of her face is intensified by a heavy crop of snow-<text:span text:style-name="T1">white</text:span> beard.</text:p>
          </table:table-cell>
          <table:table-cell office:value-type="string">
            <text:p>The word “head” is on page 251.</text:p>
          </table:table-cell>
        </table:table-row>
        <table:table-row table:style-name="ro28">
          <table:table-cell/>
          <table:table-cell office:value-type="string">
            <text:p>253</text:p>
          </table:table-cell>
          <table:table-cell office:value-type="string">
            <text:p>None given.</text:p>
          </table:table-cell>
          <table:table-cell/>
          <table:table-cell office:value-type="string">
            <text:p>From the legend of Silver Springs: Do you swear to obey my dying request, or will you refuse me, and reap the prophecy of a dying woman, which shall rest upon your cowardly <text:span text:style-name="T1">head </text:span>for refusing to obey God's will?"</text:p>
          </table:table-cell>
          <table:table-cell/>
        </table:table-row>
        <table:table-row table:style-name="ro10">
          <table:table-cell/>
          <table:table-cell office:value-type="string">
            <text:p>263</text:p>
          </table:table-cell>
          <table:table-cell office:value-type="string">
            <text:p>None given.</text:p>
          </table:table-cell>
          <table:table-cell/>
          <table:table-cell office:value-type="string">
            <text:p>From the legend of Laughing Waters: For a moment she paused upon the edge of the Springs, then met her palms above her <text:span text:style-name="T1">head</text:span>, and, with a wild leap, she fell into the whelming waves.</text:p>
          </table:table-cell>
          <table:table-cell/>
        </table:table-row>
        <table:table-row table:style-name="ro10">
          <table:table-cell/>
          <table:table-cell office:value-type="string">
            <text:p>277</text:p>
          </table:table-cell>
          <table:table-cell office:value-type="string">
            <text:p>April 1930.</text:p>
          </table:table-cell>
          <table:table-cell/>
          <table:table-cell office:value-type="string">
            <text:p>Robert offered the benefit of his experience to the officials, but older and wiser <text:span text:style-name="T1">heads </text:span>refused to listen to his advice because they thought he was too young.</text:p>
          </table:table-cell>
          <table:table-cell/>
        </table:table-row>
        <table:table-row table:style-name="ro4">
          <table:table-cell/>
          <table:table-cell office:value-type="string">
            <text:p>305</text:p>
          </table:table-cell>
          <table:table-cell office:value-type="string">
            <text:p>None given, but it is right after the attack on New Orleans (March 1931).</text:p>
          </table:table-cell>
          <table:table-cell/>
          <table:table-cell office:value-type="string">
            <text:p>The wiser <text:span text:style-name="T1">heads</text:span> among the Government officials felt that the enemy wanted to sufficiently frighten the people all over the United States and destroy enough life and property that when they did make a demand, that no matter how unreasonable, the United States would be forced to accept.</text:p>
          </table:table-cell>
          <table:table-cell/>
        </table:table-row>
        <table:table-row table:style-name="ro6">
          <table:table-cell/>
          <table:table-cell office:value-type="string">
            <text:p>352</text:p>
          </table:table-cell>
          <table:table-cell office:value-type="string">
            <text:p>Morning of December 8, 1931.</text:p>
          </table:table-cell>
          <table:table-cell/>
          <table:table-cell office:value-type="string">
            <text:p>On the morning of December 8th, all the newspapers thruout the United States, carried big headlines: "DETROIT ATTACKED THE SECOND TIME BY THE ENEMY FORCES BUT DEFEATED. THOUSANDS OF THEIR PLANES HAVE BEEN CAPTURED. THERE HAS BEEN PRACTICALLY NO LOSS OF LIFE AND NO IMPORTANT BUILDINGS DESTROYED." <text:s/>The papers emphasized the fact that this meant the turn of the war and that the placing of Supreme Commander Gordon at the <text:span text:style-name="T1">head</text:span> of our forces had saved the country and that there was no longer need for any great alarm. </text:p>
          </table:table-cell>
          <table:table-cell office:value-type="string">
            <text:p>This occurred right after the second attack on Detroit.</text:p>
          </table:table-cell>
        </table:table-row>
        <table:table-row table:style-name="ro14">
          <table:table-cell/>
          <table:table-cell office:value-type="string">
            <text:p>366</text:p>
          </table:table-cell>
          <table:table-cell office:value-type="string">
            <text:p>Between 12:00 [am] and 12:30 [am] [on June 9, 1932].</text:p>
          </table:table-cell>
          <table:table-cell/>
          <table:table-cell office:value-type="string">
            <text:p>[Colonel Edna Kennelworth] thought of Supreme Commander Gordon naming his great ship "Marie the Angel of Mercy" and then realized what was in his mind at the time; that the sleeping gas should be named the "God of Mercy" 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text:span text:style-name="T1">heads </text:span>and she believed this would be a great example to the world.</text:p>
          </table:table-cell>
          <table:table-cell office:value-type="string">
            <text:p>This occurred during the attack on New York City.</text:p>
          </table:table-cell>
        </table:table-row>
        <table:table-row table:style-name="ro14" table:number-rows-repeated="1048554">
          <table:table-cell table:number-columns-repeated="6"/>
        </table:table-row>
        <table:table-row table:style-name="ro14">
          <table:table-cell table:number-columns-repeated="6"/>
        </table:table-row>
      </table:table>
      <table:table table:name="hand" table:style-name="ta1" table:print="false">
        <table:table-column table:style-name="co2" table:default-cell-style-name="Default"/>
        <table:table-row table:style-name="ro1">
          <table:table-cell/>
        </table:table-row>
      </table:table>
      <table:table table:name="heart" table:style-name="ta1" table:print="false">
        <table:table-column table:style-name="co2" table:default-cell-style-name="ce14"/>
        <table:table-column table:style-name="co31" table:number-columns-repeated="3" table:default-cell-style-name="ce14"/>
        <table:table-column table:style-name="co32" table:number-columns-repeated="2" table:default-cell-style-name="ce14"/>
        <table:table-row table:style-name="ro31">
          <table:table-cell table:style-name="Default" office:value-type="string">
            <text:p>Excerpts related to the word “heart”.</text:p>
          </table:table-cell>
          <table:table-cell table:style-name="Default" table:number-columns-repeated="5"/>
        </table:table-row>
        <table:table-row table:style-name="ro32">
          <table:table-cell table:style-name="Default" table:number-columns-repeated="6"/>
        </table:table-row>
        <table:table-row table:style-name="ro31">
          <table:table-cell table:style-name="Default" office:value-type="string">
            <text:p>rluu_20130707: Note: The spreadsheet below is not complete. <text:s/>I just added entries as I saw them.</text:p>
          </table:table-cell>
          <table:table-cell table:style-name="Default" table:number-columns-repeated="5"/>
        </table:table-row>
        <table:table-row table:style-name="ro32">
          <table:table-cell table:style-name="Default" table:number-columns-repeated="6"/>
        </table:table-row>
        <table:table-row table:style-name="ro33">
          <table:table-cell table:style-name="ce13" office:value-type="string">
            <text:p>Chapter</text:p>
          </table:table-cell>
          <table:table-cell table:style-name="ce13" office:value-type="string">
            <text:p>Page</text:p>
          </table:table-cell>
          <table:table-cell table:style-name="ce13" office:value-type="string">
            <text:p>Timestamp given</text:p>
          </table:table-cell>
          <table:table-cell table:style-name="ce13" office:value-type="string">
            <text:p>Actual timestamp</text:p>
          </table:table-cell>
          <table:table-cell table:style-name="ce13" office:value-type="string">
            <text:p>Event</text:p>
          </table:table-cell>
          <table:table-cell table:style-name="ce13" office:value-type="string">
            <text:p>Notes/Comments</text:p>
          </table:table-cell>
        </table:table-row>
        <table:table-row table:style-name="ro34">
          <table:table-cell/>
          <table:table-cell office:value-type="string">
            <text:p>135</text:p>
          </table:table-cell>
          <table:table-cell table:number-columns-repeated="2"/>
          <table:table-cell office:value-type="string">
            <text:p>He read another poem by Aubrey de Vere, and these words seemed to sink into his heart as he read them: </text:p>
            <text:p/>
            <text:p>[Poem follows].</text:p>
            <text:p/>
            <text:p>Robert felt that love might be trouble, but that love was the greatest and sweetest thing in the world and that he would go thru any troubles in the world, suffer anything, only to regain Marie and her love.</text:p>
          </table:table-cell>
          <table:table-cell office:value-type="string">
            <text:p>“heart” is word numbers 17, 61, and 66.</text:p>
            <text:p>17 + 61 + 66 = 144. <text:s/></text:p>
            <text:p/>
            <text:p>Here 144 is either associated with “heart” or it is associated with “love” or “sweet”.</text:p>
          </table:table-cell>
        </table:table-row>
        <table:table-row table:style-name="ro31" table:number-rows-repeated="40">
          <table:table-cell table:number-columns-repeated="6"/>
        </table:table-row>
        <table:table-row table:style-name="ro31">
          <table:table-cell table:style-name="Default" table:number-columns-repeated="6"/>
        </table:table-row>
      </table:table>
      <table:table table:name="eyes" table:style-name="ta1" table:print="false">
        <table:table-column table:style-name="co21" table:default-cell-style-name="ce5"/>
        <table:table-column table:style-name="co22" table:default-cell-style-name="ce5"/>
        <table:table-column table:style-name="co23" table:default-cell-style-name="ce5"/>
        <table:table-column table:style-name="co24" table:default-cell-style-name="ce5"/>
        <table:table-column table:style-name="co25" table:default-cell-style-name="ce5"/>
        <table:table-column table:style-name="co26" table:default-cell-style-name="ce5"/>
        <table:table-row table:style-name="ro1">
          <table:table-cell table:style-name="Default" office:value-type="string">
            <text:p>Excerpts connected to 'eyes' and 'eye'.</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eyes” is mentioned 40 times in TTTA.</text:p>
          </table:table-cell>
          <table:table-cell table:style-name="Default" table:number-columns-repeated="5"/>
        </table:table-row>
        <table:table-row table:style-name="ro1">
          <table:table-cell table:style-name="Default" office:value-type="string">
            <text:p>The word “eye” only is mentioned 3 times in TTTA.</text:p>
          </table:table-cell>
          <table:table-cell table:style-name="Default" table:number-columns-repeated="5"/>
        </table:table-row>
        <table:table-row table:style-name="ro1">
          <table:table-cell table:style-name="Default" office:value-type="string">
            <text:p>Conveyed, disobeyed, and obeyed are other words that include “eye”.</text:p>
          </table:table-cell>
          <table:table-cell table:style-name="Default" table:number-columns-repeated="5"/>
        </table:table-row>
        <table:table-row table:style-name="ro1">
          <table:table-cell table:style-name="Default" table:number-columns-repeated="6"/>
        </table:table-row>
        <table:table-row table:style-name="ro17">
          <table:table-cell table:style-name="ce4" office:value-type="string">
            <text:p><text:span text:style-name="T3">pg. 110 says: Eyes are the lights that </text:span><text:span text:style-name="T4">guides RG on to success.</text:spa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Spreadsheet below is incomplete. <text:s/>Continue onwards starting from the last entry.</text:p>
          </table:table-cell>
          <table:table-cell table:style-name="Default"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18">
          <table:table-cell/>
          <table:table-cell office:value-type="string">
            <text:p>20-21 (“eyes” mentioned on pg. 21).</text:p>
          </table:table-cell>
          <table:table-cell office:value-type="string">
            <text:p>[See text.]</text:p>
          </table:table-cell>
          <table:table-cell/>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5">eyes</text:span> that sparkled like diamonds.</text:p>
          </table:table-cell>
          <table:table-cell/>
        </table:table-row>
        <table:table-row table:style-name="ro19">
          <table:table-cell/>
          <table:table-cell office:value-type="string">
            <text:p>21-22 (“eyes” mentioned on pg. 22).</text:p>
          </table:table-cell>
          <table:table-cell office:value-type="string">
            <text:p>Reply to RG's letter that was written on “Wednesday Eve.”</text:p>
          </table:table-cell>
          <table:table-cell/>
          <table:table-cell office:value-type="string">
            <text:p>Marie replied to the letter as follows:</text:p>
            <text:p>DEAR ROBERT,</text:p>
            <text:p>I received your nice note. This is the first time that anyone</text:p>
            <text:p>has ever written to me about love and I am all excited over it.</text:p>
            <text:p>I never thought that you liked me, Bobbie. I always thought</text:p>
            <text:p>that you were making <text:span text:style-name="T5">eyes</text:span> at Kitty Anderson in school. I</text:p>
            <text:p>do like you and think that you are a nice boy.</text:p>
            <text:p>Yours,</text:p>
            <text:p>MARIE.</text:p>
            <text:p/>
            <text:p>When Robert read the last line, he felt his <text:span text:style-name="T1">heart</text:span> jump right up in his throat. His hopes and ambitions soared higher than they had ever before. He began to dream of the future with Marie as his wife. He talked of his plans to Walter, and his hope of being a great inventor some day and making a lot of money so that he could marry a wealthy girl like Marie.</text:p>
          </table:table-cell>
          <table:table-cell office:value-type="string">
            <text:p>K=2, A=1, so he makes eyes at 21? <text:s/>The sun ingresses into Cancer on June 21, 1921. <text:s/>Which is the last line spoken of here? <text:s/>The “Marie” line? <text:s/>Or is “line” referring to something else? <text:s/></text:p>
          </table:table-cell>
        </table:table-row>
        <table:table-row table:style-name="ro20">
          <table:table-cell/>
          <table:table-cell office:value-type="string">
            <text:p>32</text:p>
          </table:table-cell>
          <table:table-cell office:value-type="string">
            <text:p>None given.</text:p>
          </table:table-cell>
          <table:table-cell/>
          <table:table-cell table:style-name="ce7" office:value-type="string">
            <text:p><text:span text:style-name="T6">Excerpt from poem “A Broken Vow” by Walter, which he says fits RG's “case”: </text:span></text:p>
            <text:p><text:span text:style-name="T7"/></text:p>
            <text:p><text:span text:style-name="T8">He wrote of the things she'd wrote and said,</text:span></text:p>
            <text:p><text:span text:style-name="T8">Of memories of sweet caresses that haunted the heart and head;</text:span></text:p>
            <text:p><text:span text:style-name="T8">He wrote of how much better she was than the other girl of</text:span></text:p>
            <text:p><text:span text:style-name="T8">the South,</text:span></text:p>
            <text:p><text:span text:style-name="T8">Of her beautiful </text:span><text:span text:style-name="T5">eyes</text:span><text:span text:style-name="T8"> and ruby mouth.</text:span></text:p>
          </table:table-cell>
          <table:table-cell office:value-type="string">
            <text:p>“eyes” is the 296th word of the poem, on the 13th line of pg. 32 and the 4th word of that line. <text:s/></text:p>
          </table:table-cell>
        </table:table-row>
        <table:table-row table:style-name="ro21">
          <table:table-cell/>
          <table:table-cell office:value-type="string">
            <text:p>38</text:p>
          </table:table-cell>
          <table:table-cell office:value-type="string">
            <text:p>None given.</text:p>
          </table:table-cell>
          <table:table-cell/>
          <table:table-cell office:value-type="string">
            <text:p><text:span text:style-name="T6">Letter from Marie to Robert:</text:span><text:span text:style-name="T9"> </text:span></text:p>
            <text:p><text:span text:style-name="T9"/></text:p>
            <text:p><text:span text:style-name="T6">I can hardly wait to see you, Robert. I want you to come</text:span></text:p>
            <text:p><text:span text:style-name="T6">over next Saturday afternoon, and spend Saturday evening</text:span></text:p>
            <text:p><text:span text:style-name="T6">and Sunday with me. I want to look into your trusting </text:span><text:span text:style-name="T5">eyes</text:span></text:p>
            <text:p><text:span text:style-name="T6">again and know that you still love me in the same old way.</text:span></text:p>
            <text:p><text:span text:style-name="T6">I want to make you know that I have never loved Edward</text:span></text:p>
            <text:p><text:span text:style-name="T6">Mason or anyone else, but have always loved and trusted you.</text:span></text:p>
            <text:p><text:span text:style-name="T6">With all the love my heart can give, I am</text:span></text:p>
            <text:p><text:span text:style-name="T6">Your</text:span></text:p>
            <text:p><text:span text:style-name="T6">MARIE.</text:span></text:p>
          </table:table-cell>
          <table:table-cell/>
        </table:table-row>
        <table:table-row table:style-name="ro22">
          <table:table-cell/>
          <table:table-cell office:value-type="string">
            <text:p>60</text:p>
          </table:table-cell>
          <table:table-cell office:value-type="string">
            <text:p>None given.</text:p>
          </table:table-cell>
          <table:table-cell/>
          <table:table-cell office:value-type="string">
            <text:p><text:span text:style-name="T6">Ezekiel quote:</text:span></text:p>
            <text:p><text:span text:style-name="T8"/></text:p>
            <text:p><text:span text:style-name="T8"><text:s/></text:span><text:span text:style-name="T8">And the Lord said unto me, Son of man, mark well, and</text:span></text:p>
            <text:p><text:span text:style-name="T8">behold with thine </text:span><text:span text:style-name="T10">eyes</text:span><text:span text:style-name="T8">, and hear with thine ears, all that I</text:span></text:p>
            <text:p><text:span text:style-name="T8">say unto thee concerning all the ordinances of the house of</text:span></text:p>
            <text:p><text:span text:style-name="T8">the Lord, and all the laws thereof; and mark well the entering</text:span></text:p>
            <text:p><text:span text:style-name="T8">in of the house, with every going forth of the sanctuary.</text:span></text:p>
            <text:p><text:span text:style-name="T8">And after he is cleansed they shall reckon unto him seven</text:span></text:p>
            <text:p><text:span text:style-name="T8">days.</text:span></text:p>
            <text:p><text:span text:style-name="T8"/></text:p>
            <text:p><text:span text:style-name="T8"/></text:p>
            <text:p><text:span text:style-name="T8">Robert thought this referred to the last seven days</text:span></text:p>
            <text:p><text:span text:style-name="T8">at the end of the Great War in the Air.</text:span></text:p>
          </table:table-cell>
          <table:table-cell/>
        </table:table-row>
        <table:table-row table:style-name="ro23">
          <table:table-cell/>
          <table:table-cell office:value-type="string">
            <text:p>109-110 (“eyes” mentioned on pg. 110).</text:p>
          </table:table-cell>
          <table:table-cell office:value-type="string">
            <text:p>None given, but in the story line, it should be Sunset on Saturday afternoon [May 28, 1927].</text:p>
          </table:table-cell>
          <table:table-cell/>
          <table:table-cell office:value-type="string">
            <text:p>She [Marie] asked Robert if he didn't think it would be better for her to remain in school for another year or two,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ext:p/>
            <text:p>Her love had guided him safely thus far and would lead him on to greater things. He had dreamed of the time when he would come home at night from his work or study, to find her there and see her beautiful <text:span text:style-name="T5">eyes</text:span>, <text:span text:style-name="T1">the lights that would </text:span><text:span text:style-name="T1">guide him on to success</text:span>.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Eyes are the lights that guides RG on to success.</text:p>
          </table:table-cell>
        </table:table-row>
        <table:table-row table:style-name="ro24">
          <table:table-cell/>
          <table:table-cell office:value-type="string">
            <text:p>123</text:p>
          </table:table-cell>
          <table:table-cell office:value-type="string">
            <text:p>“nearly 12 o'clock noon” [on June 5, 1927].</text:p>
          </table:table-cell>
          <table:table-cell/>
          <table:table-cell office:value-type="string">
            <text:p>He waited a short time in the station, hoping Marie would join him. The seconds drifted away like weeks, the minutes seemed like months, and when an hour had gone by, to Robert it seemed like years. He <text:span text:style-name="T1">waited</text:span> and <text:span text:style-name="T1">hoped</text:span>; watched in every direction for Marie's beautiful <text:span text:style-name="T5">eyes</text:span>, the <text:span text:style-name="T5">eyes</text:span> he told her he loved so much and always wanted them to greet him when he came home from his work because they were an inspiration. Slowly the hands on the great clock in the Union Station showed it was nearly 12 o'clock noon. Robert listened attentively as the old clock tolled twelve times for 12 o'clock and each time it seemed that the blood from his <text:span text:style-name="T1">heart</text:span> was slowly trickling away. <text:span text:style-name="T1">Hope</text:span> was fast giving away to despair. Robert found his <text:span text:style-name="T1">patience</text:span> waning, but that was not to be. He must <text:span text:style-name="T1">trust</text:span> to the word of God which said: "O, ye of little faith, saith the Lord," and must try to find Marie who meant everything to him.</text:p>
          </table:table-cell>
          <table:table-cell/>
        </table:table-row>
        <table:table-row table:style-name="ro24">
          <table:table-cell/>
          <table:table-cell office:value-type="string">
            <text:p>125</text:p>
          </table:table-cell>
          <table:table-cell office:value-type="string">
            <text:p>[Time expansion needs to be applied.]</text:p>
          </table:table-cell>
          <table:table-cell/>
          <table:table-cell office:value-type="string">
            <text:p>Robert watched the movement of every woman who passed thru the gates of the Union Station for Marie, but each minute brought bitter disappointment. His heart, which but a few hours ago was filled with love and happiness, was sad. Robert looked up as the hands on the clock in the Union Station pointed to 1 o'clock, -- the time that he had appointed unto himself to wait without taking some action to try to find Marie. No Marie was in sight. He walked over to the news stand and bought a paper and decided to sit down for a few minutes and try to read. As he slowly turned the pages of the paper looking for something he knew not what, suddenly his <text:span text:style-name="T5">eyes</text:span> fell upon the heading; "The Best Thing on Earth" by R. L. Cole. The first thought that entered Robert's mind was that the best thing on earth was Marie and that the greatest thing in the world was love. He read the entire article.</text:p>
          </table:table-cell>
          <table:table-cell office:value-type="string">
            <text:p>“The Best Thing on Earth” is 19 letters long. </text:p>
          </table:table-cell>
        </table:table-row>
        <table:table-row table:style-name="ro25">
          <table:table-cell/>
          <table:table-cell office:value-type="string">
            <text:p>129</text:p>
          </table:table-cell>
          <table:table-cell office:value-type="string">
            <text:p>None given.</text:p>
          </table:table-cell>
          <table:table-cell/>
          <table:table-cell office:value-type="string">
            <text:p>Excerpt from pg. 129:</text:p>
            <text:p><text:span text:style-name="T11"/></text:p>
            <text:p><text:span text:style-name="T12">"How many anvils have you had," said I,</text:span></text:p>
            <text:p><text:span text:style-name="T13">"To wear and batter all your hammers so?"</text:span></text:p>
            <text:p><text:span text:style-name="T13">"Just one," said he, then with a twinkling </text:span><text:span text:style-name="T5">eye</text:span><text:span text:style-name="T13">,</text:span></text:p>
            <text:p><text:span text:style-name="T13">"The anvil wears the hammers out you know."</text:span></text:p>
          </table:table-cell>
          <table:table-cell/>
        </table:table-row>
        <table:table-row table:style-name="ro3">
          <table:table-cell/>
          <table:table-cell office:value-type="string">
            <text:p>134</text:p>
          </table:table-cell>
          <table:table-cell table:number-columns-repeated="2"/>
          <table:table-cell office:value-type="string">
            <text:p>He [RG] picked up his favorite little book, “Poems That Helped Me,” and started to read. The first one that caught his <text:span text:style-name="T1">eye</text:span> was, “Faith” by Tennyson: […]</text:p>
          </table:table-cell>
          <table:table-cell/>
        </table:table-row>
        <table:table-row table:style-name="ro26">
          <table:table-cell/>
          <table:table-cell table:style-name="ce6" office:value-type="string">
            <text:p>135</text:p>
          </table:table-cell>
          <table:table-cell table:number-columns-repeated="2"/>
          <table:table-cell table:style-name="ce8" office:value-type="string">
            <text:p><text:span text:style-name="T3">Robert felt that love might be trouble, but that love was the greatest and </text:span><text:span text:style-name="T14">sweetest thing in the world and that he would go thru any troubles in the world, </text:span><text:span text:style-name="T14">suffer anything, only to regain Marie and her love. As Robert slowly turned the </text:span><text:span text:style-name="T14">pages of the little book, his </text:span><text:span text:style-name="T15">eyes</text:span><text:span text:style-name="T4"> fell upon another poem, “Courage” by Thos. </text:span><text:span text:style-name="T4">F. Porter:</text:span></text:p>
          </table:table-cell>
          <table:table-cell/>
        </table:table-row>
        <table:table-row table:style-name="ro14">
          <table:table-cell/>
          <table:table-cell table:style-name="ce1" office:value-type="float" office:value="137">
            <text:p>137</text:p>
          </table:table-cell>
          <table:table-cell table:style-name="ce1" table:number-columns-repeated="2"/>
          <table:table-cell table:style-name="ce1" office:value-type="string">
            <text:p>Robert felt that he had tried always to be kind and considerate and charitable towards others, and knew that he must go on regardless of what happened, and live his life hoping to find Marie. About this time, Robert, tired, hungry and worn out fell asleep. 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1">eye</text:span> was the poem, “Press On” by Park Benjamin: […]</text:p>
          </table:table-cell>
          <table:table-cell table:style-name="ce1"/>
        </table:table-row>
        <table:table-row table:style-name="ro6">
          <table:table-cell/>
          <table:table-cell office:value-type="string">
            <text:p>164</text:p>
          </table:table-cell>
          <table:table-cell table:number-columns-repeated="2"/>
          <table:table-cell office:value-type="string">
            <text:p>Excerpt from poem "Isle of Long Ago" in "Poems That Have Helped Me":</text:p>
            <text:p/>
            <text:p>[...]</text:p>
            <text:p>Oh, remembered for aye be the blessed Isle</text:p>
            <text:p>All the day of our life till night,</text:p>
            <text:p>And when evening comes with its beautiful smile,</text:p>
            <text:p>And our <text:span text:style-name="T1">eyes</text:span> are closing in slumber awhile,</text:p>
            <text:p>May that "Greenwood" of soul be in sight.</text:p>
            <text:p/>
          </table:table-cell>
          <table:table-cell/>
        </table:table-row>
        <table:table-row table:style-name="ro7">
          <table:table-cell/>
          <table:table-cell office:value-type="string">
            <text:p>165</text:p>
          </table:table-cell>
          <table:table-cell table:number-columns-repeated="2"/>
          <table:table-cell office:value-type="string">
            <text:p>It made him realize that on the "river of time" there are many trials, tribulations and disappointments. <text:s/>While he was young in years he had experienced many of them, and it seemed to him that the last five days had been five years. When he read the lines of the poem: "Sweet voices we heard in the days gone before, when the wind down the river is fair" and "Our <text:span text:style-name="T1">eyes</text:span> are closing in slumber awhile, he thought of Marie, her beautiful <text:span text:style-name="T1">eyes</text:span> and sweet voice; all the happy things she had ever said; the things that she had written, and like 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p>
          </table:table-cell>
          <table:table-cell/>
        </table:table-row>
        <table:table-row table:style-name="ro27" table:number-rows-repeated="30">
          <table:table-cell table:number-columns-repeated="6"/>
        </table:table-row>
        <table:table-row table:style-name="ro27" table:number-rows-repeated="19">
          <table:table-cell table:style-name="ce1" table:number-columns-repeated="6"/>
        </table:table-row>
        <table:table-row table:style-name="ro27">
          <table:table-cell table:style-name="ce1" table:number-columns-repeated="6"/>
        </table:table-row>
      </table:table>
      <table:table table:name="throat" table:style-name="ta1" table:print="false">
        <table:table-column table:style-name="co2" table:default-cell-style-name="Default"/>
        <table:table-row table:style-name="ro1">
          <table:table-cell/>
        </table:table-row>
      </table:table>
      <table:table table:name="lips" table:style-name="ta1" table:print="false">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31">00/00/0000</text:date>, <text:time style:data-style-name="N2" text:time-value="0000-00-00T20:16: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6T01:48:24</meta:creation-date>
    <meta:generator>LibreOffice/3.6$Linux_X86_64 LibreOffice_project/360m1$Build-304</meta:generator>
    <dc:date>2013-07-31T20:20:10</dc:date>
    <meta:editing-duration>P2DT17H58M20S</meta:editing-duration>
    <meta:editing-cycles>28</meta:editing-cycles>
    <dc:creator>Ryan </dc:creator>
    <meta:document-statistic meta:table-count="9" meta:cell-count="207" meta:object-count="0"/>
  </office:meta>
</office:document-meta>
</file>